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1d4443" officeooo:paragraph-rsid="001d4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king code highlighters in vim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6T22:22:01.344125745</dc:date>
    <meta:editing-duration>PT1M37S</meta:editing-duration>
    <meta:editing-cycles>2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" meta:word-count="5" meta:character-count="31" meta:non-whitespace-character-count="27"/>
  </office:meta>
</office:document-meta>
</file>